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i mathvariant="italic">test</mi>
    <annotation encoding="StarMath 5.0">test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1T16:57:51.761485922</meta:creation-date>
    <dc:date>2022-12-01T16:58:08.792296331</dc:date>
    <meta:editing-duration>PT17S</meta:editing-duration>
    <meta:editing-cycles>1</meta:editing-cycles>
    <meta:generator>LibreOfficeDev/7.3.0.0.alpha1$Linux_X86_64 LibreOffice_project/229123ccc6f90ebf66b3e659bebbd53f8a9bdd3a</meta:generator>
  </office:meta>
</office:document-meta>
</file>